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background-color="#81d41a"/>
    </style:style>
    <style:style style:name="P2" style:family="paragraph" style:parent-style-name="Standard">
      <style:text-properties fo:background-color="#81d41a"/>
    </style:style>
    <style:style style:name="P3" style:family="paragraph" style:parent-style-name="Standard">
      <style:text-properties officeooo:rsid="000e163f" officeooo:paragraph-rsid="000e163f" fo:background-color="#81d41a"/>
    </style:style>
    <style:style style:name="P4" style:family="paragraph" style:parent-style-name="Standard">
      <style:text-properties fo:background-color="#81d41a"/>
    </style:style>
    <style:style style:name="P5" style:family="paragraph" style:parent-style-name="Standard">
      <style:text-properties fo:background-color="transparent"/>
    </style:style>
    <style:style style:name="T1" style:family="text">
      <style:text-properties officeooo:rsid="000c4a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 - Admin, gönüllü ve üye modülleri.</text:p>
      <text:p text:style-name="Standard"/>
      <text:p text:style-name="Standard">2 - Üyelerin tercih ettikleri kitap türlerine göre sıradaki kitabı program önersin.</text:p>
      <text:p text:style-name="Standard"/>
      <text:p text:style-name="Standard">3 - Ceza sistemi olacak. </text:p>
      <text:p text:style-name="Standard"/>
      <text:p text:style-name="Standard">4 - Kitap geliri 3 kısıma bölünecek. Vakıflar, personellere prim olarak dağıtılacak (müdür hariç). Yeni kitap alınacak.</text:p>
      <text:p text:style-name="Standard"/>
      <text:p text:style-name="P2">5 - Silinen objenin, ne sebeple sildiğinin sebebi belirtilicek.</text:p>
      <text:p text:style-name="P3"><text:tab/>Personel Kendi Kendini Silemez</text:p>
      <text:p text:style-name="P3"><text:tab/>Personel birini silerken açıklama girmek zorundadır.</text:p>
      <text:p text:style-name="P3"><text:tab/>Personel silen personelin bilgileri ve işlem zamanıda dbde saklanır.</text:p>
      <text:p text:style-name="Standard"/>
      <text:p text:style-name="P5">6 - Kullanıcı ihbar süresini dikkate alırsa tekrar üyeliği aktifleştirilsin. Dikkate almaz ise bir daha üye olması engellensin. </text:p>
      <text:p text:style-name="Standard"/>
      <text:p text:style-name="P1">7 - Yaş sınırı. Üyeler 15 yaş üzerinde olsun. </text:p>
      <text:p text:style-name="P1"><text:tab/><text:span text:style-name="T1">Üyeler 15 yaş üzerinde olabiliyor sadece</text:span></text:p>
      <text:p text:style-name="P1"><text:tab/><text:span text:style-name="T1">Personel ve Gönüllüler 18 yaş üzerinde olabiliyor sadece.</text:span></text:p>
      <text:p text:style-name="Standard"/>
      <text:p text:style-name="Standard">8 - Kategoriye göre kitap listeleme.</text:p>
      <text:p text:style-name="Standard"/>
      <text:p text:style-name="Standard">9 - Kitap için yorum yapma eklenecek.</text:p>
      <text:p text:style-name="Standard"/>
      <text:p text:style-name="P4">10 - Emanet - iade paneli düzenlenecek.</text:p>
      <text:p text:style-name="Standard"/>
      <text:p text:style-name="P1">11 - Şifrede boşluk kabul edilmesi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5T19:06:10.809000000</dc:date>
    <meta:editing-duration>PT3H57M3S</meta:editing-duration>
    <meta:editing-cycles>6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6" meta:word-count="136" meta:character-count="900" meta:non-whitespace-character-count="772"/>
  </office:meta>
</office:document-meta>
</file>